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ext_20_body">Protect your computer Install antivirus on all your devices Install a malware scanner on all your devices Look out for indicators of malware Keep your software updated Only download from official sites Avoid opening suspicious attachments Open unusual attachments in Google Drive Double check senders email address for unexpected attachments Close pop-up windows in the corner Use a platform like Ubuntu or Chrome If you find malware Unplug your computer Stop using your computer Log into a safe computer and change all your passwords Reinstall operating system Take your computer to a security expert Only reinstall files from before date of infe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